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CILA DEL ROSARIO, LION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3665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770171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ACILA DEL ROSARIO, LION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3685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26</text:p>
          </table:table-cell>
          <table:table-cell table:style-name="Tableau1.D2" office:value-type="string">
            <text:p text:style-name="P13">11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18:42:0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